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589cm" fo:margin-left="0cm" fo:margin-top="0cm" fo:margin-bottom="0cm" table:align="left" style:writing-mode="lr-tb"/>
    </style:style>
    <style:style style:name="Table1.A" style:family="table-column">
      <style:table-column-properties style:column-width="13.841cm"/>
    </style:style>
    <style:style style:name="Table1.B" style:family="table-column">
      <style:table-column-properties style:column-width="1.748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0.5pt solid #00000a" fo:border-bottom="0.5pt solid #00000a"/>
    </style:style>
    <style:style style:name="Table1.A2" style:family="table-cell">
      <style:table-cell-properties fo:padding-left="0.191cm" fo:padding-right="0.191cm" fo:padding-top="0cm" fo:padding-bottom="0cm" fo:border-left="none" fo:border-right="none" fo:border-top="0.5pt solid #00000a" fo:border-bottom="none"/>
    </style:style>
    <style:style style:name="Table1.A3" style:family="table-cell">
      <style:table-cell-properties fo:padding-left="0.191cm" fo:padding-right="0.191cm" fo:padding-top="0cm" fo:padding-bottom="0cm" fo:border="none"/>
    </style:style>
    <style:style style:name="Table1.A4" style:family="table-cell">
      <style:table-cell-properties fo:padding-left="0.191cm" fo:padding-right="0.191cm" fo:padding-top="0cm" fo:padding-bottom="0cm" fo:border-left="none" fo:border-right="none" fo:border-top="none" fo:border-bottom="0.5pt solid #00000a"/>
    </style:style>
    <style:style style:name="P1" style:family="paragraph" style:parent-style-name="Header">
      <style:paragraph-properties fo:padding="0cm" fo:border="none"/>
      <style:text-properties officeooo:rsid="000e1a5a" officeooo:paragraph-rsid="000023ef"/>
    </style:style>
    <style:style style:name="P2" style:family="paragraph" style:parent-style-name="Header">
      <style:paragraph-properties fo:padding="0cm" fo:border="none"/>
      <style:text-properties officeooo:rsid="000e1a5a" officeooo:paragraph-rsid="00014836"/>
    </style:style>
    <style:style style:name="P3" style:family="paragraph" style:parent-style-name="Header">
      <style:paragraph-properties fo:padding="0cm" fo:border="none"/>
      <style:text-properties officeooo:rsid="001f6da8" officeooo:paragraph-rsid="000023ef"/>
    </style:style>
    <style:style style:name="P4" style:family="paragraph" style:parent-style-name="Header">
      <style:paragraph-properties fo:padding="0cm" fo:border="none"/>
      <style:text-properties officeooo:rsid="00215167" officeooo:paragraph-rsid="00014836"/>
    </style:style>
    <style:style style:name="P5" style:family="paragraph" style:parent-style-name="Header">
      <style:paragraph-properties fo:padding="0cm" fo:border="none"/>
      <style:text-properties officeooo:rsid="00014836" officeooo:paragraph-rsid="00014836"/>
    </style:style>
    <style:style style:name="P6" style:family="paragraph" style:parent-style-name="Header">
      <style:paragraph-properties fo:padding="0cm" fo:border="none"/>
      <style:text-properties officeooo:rsid="0002ee15" officeooo:paragraph-rsid="0002ee15"/>
    </style:style>
    <style:style style:name="P7" style:family="paragraph" style:parent-style-name="Header">
      <style:paragraph-properties fo:margin-left="0cm" fo:margin-right="0cm" fo:text-indent="0cm" style:auto-text-indent="false" fo:padding="0cm" fo:border="none"/>
      <style:text-properties fo:language="en" fo:country="CA" officeooo:rsid="000e1a5a" officeooo:paragraph-rsid="000023ef"/>
    </style:style>
    <style:style style:name="P8" style:family="paragraph" style:parent-style-name="Header">
      <style:paragraph-properties fo:margin-left="0.635cm" fo:margin-right="0cm" fo:text-indent="0cm" style:auto-text-indent="false" fo:padding="0cm" fo:border="none"/>
      <style:text-properties fo:language="en" fo:country="CA" officeooo:rsid="000e1a5a" officeooo:paragraph-rsid="000023ef"/>
    </style:style>
    <style:style style:name="P9" style:family="paragraph" style:parent-style-name="No_20_Spacing" style:list-style-name="WWNum22">
      <style:text-properties fo:language="en" fo:country="US" officeooo:rsid="0010be99" officeooo:paragraph-rsid="000023ef"/>
    </style:style>
    <style:style style:name="P10" style:family="paragraph" style:parent-style-name="No_20_Spacing" style:list-style-name="WWNum22">
      <style:text-properties fo:language="en" fo:country="US" officeooo:paragraph-rsid="000023ef"/>
    </style:style>
    <style:style style:name="P11" style:family="paragraph" style:parent-style-name="No_20_Spacing" style:list-style-name="WWNum22">
      <style:text-properties fo:language="en" fo:country="US" officeooo:rsid="00215167" officeooo:paragraph-rsid="000023ef"/>
    </style:style>
    <style:style style:name="P12" style:family="paragraph" style:parent-style-name="No_20_Spacing" style:list-style-name="WWNum22">
      <style:text-properties fo:language="en" fo:country="US" officeooo:rsid="0002ee15" officeooo:paragraph-rsid="0002ee15"/>
    </style:style>
    <style:style style:name="P13" style:family="paragraph" style:parent-style-name="No_20_Spacing" style:list-style-name="WWNum20">
      <style:text-properties fo:language="en" fo:country="CA" fo:font-weight="bold" officeooo:paragraph-rsid="000023ef" style:font-weight-asian="bold"/>
    </style:style>
    <style:style style:name="P14" style:family="paragraph" style:parent-style-name="No_20_Spacing">
      <style:text-properties fo:language="en" fo:country="CA" officeooo:paragraph-rsid="000023ef"/>
    </style:style>
    <style:style style:name="P15" style:family="paragraph" style:parent-style-name="No_20_Spacing">
      <style:text-properties style:font-name="Calibri" fo:language="en" fo:country="CA" officeooo:paragraph-rsid="000023ef" style:font-name-complex="Calibri1"/>
    </style:style>
    <style:style style:name="P16" style:family="paragraph" style:parent-style-name="No_20_Spacing">
      <style:text-properties style:font-name="Calibri" fo:font-size="10pt" fo:language="en" fo:country="CA" style:font-size-asian="10pt" style:font-name-complex="Calibri1" style:font-size-complex="10pt"/>
    </style:style>
    <style:style style:name="P17" style:family="paragraph" style:parent-style-name="No_20_Spacing">
      <style:paragraph-properties fo:text-align="center" style:justify-single-word="false"/>
      <style:text-properties style:font-name="Calibri" fo:font-size="10pt" fo:language="en" fo:country="CA" style:font-size-asian="10pt" style:font-name-complex="Calibri1" style:font-size-complex="10pt"/>
    </style:style>
    <style:style style:name="P18" style:family="paragraph" style:parent-style-name="No_20_Spacing">
      <style:paragraph-properties fo:text-align="center" style:justify-single-word="false"/>
      <style:text-properties style:font-name="Calibri" fo:font-size="10pt" fo:language="en" fo:country="CA" officeooo:paragraph-rsid="0010be99" style:font-size-asian="10pt" style:font-name-complex="Calibri1" style:font-size-complex="10pt"/>
    </style:style>
    <style:style style:name="P19" style:family="paragraph" style:parent-style-name="No_20_Spacing">
      <style:paragraph-properties fo:text-align="center" style:justify-single-word="false"/>
      <style:text-properties style:font-name="Calibri" fo:font-size="10pt" fo:language="en" fo:country="CA" officeooo:rsid="00215167" officeooo:paragraph-rsid="00215167" style:font-size-asian="10pt" style:font-name-complex="Calibri1" style:font-size-complex="10pt"/>
    </style:style>
    <style:style style:name="P20" style:family="paragraph" style:parent-style-name="No_20_Spacing">
      <style:paragraph-properties fo:text-align="center" style:justify-single-word="false"/>
      <style:text-properties style:font-name="Calibri" fo:font-size="10pt" fo:language="en" fo:country="CA" officeooo:rsid="0010be99" officeooo:paragraph-rsid="0010be99" style:font-size-asian="10pt" style:font-name-complex="Calibri1" style:font-size-complex="10pt"/>
    </style:style>
    <style:style style:name="P21" style:family="paragraph" style:parent-style-name="No_20_Spacing">
      <style:paragraph-properties fo:text-align="center" style:justify-single-word="false"/>
      <style:text-properties style:font-name="Calibri" fo:font-size="10pt" fo:language="en" fo:country="CA" officeooo:rsid="001fe017" officeooo:paragraph-rsid="001fe017" style:font-size-asian="10pt" style:font-name-complex="Calibri1" style:font-size-complex="10pt"/>
    </style:style>
    <style:style style:name="P22" style:family="paragraph" style:parent-style-name="No_20_Spacing">
      <style:paragraph-properties fo:text-align="center" style:justify-single-word="false"/>
      <style:text-properties style:font-name="Calibri" fo:font-size="10pt" fo:language="en" fo:country="CA" officeooo:rsid="00014836" officeooo:paragraph-rsid="00014836" style:font-size-asian="10pt" style:font-name-complex="Calibri1" style:font-size-complex="10pt"/>
    </style:style>
    <style:style style:name="P23" style:family="paragraph" style:parent-style-name="No_20_Spacing">
      <style:paragraph-properties fo:text-align="center" style:justify-single-word="false"/>
      <style:text-properties style:font-name="Calibri" fo:font-size="10pt" fo:language="en" fo:country="CA" officeooo:rsid="0002ee15" officeooo:paragraph-rsid="0002ee15" style:font-size-asian="10pt" style:font-name-complex="Calibri1" style:font-size-complex="10pt"/>
    </style:style>
    <style:style style:name="P24" style:family="paragraph" style:parent-style-name="No_20_Spacing">
      <style:text-properties officeooo:paragraph-rsid="000023ef"/>
    </style:style>
    <style:style style:name="P25" style:family="paragraph" style:parent-style-name="No_20_Spacing">
      <style:paragraph-properties fo:break-before="page"/>
      <style:text-properties fo:font-size="16pt" fo:language="en" fo:country="CA" fo:font-weight="bold" officeooo:paragraph-rsid="000023ef" style:font-size-asian="16pt" style:font-weight-asian="bold" style:font-size-complex="16pt"/>
    </style:style>
    <style:style style:name="P26" style:family="paragraph" style:parent-style-name="No_20_Spacing">
      <style:paragraph-properties fo:margin-top="0.212cm" fo:margin-bottom="0cm" style:contextual-spacing="false"/>
      <style:text-properties style:font-name="Calibri" fo:language="en" fo:country="CA" officeooo:paragraph-rsid="000023ef" style:font-name-complex="Calibri1"/>
    </style:style>
    <style:style style:name="P27" style:family="paragraph" style:parent-style-name="No_20_Spacing">
      <style:paragraph-properties fo:margin-left="0.635cm" fo:margin-right="0cm" fo:text-indent="0cm" style:auto-text-indent="false"/>
      <style:text-properties fo:language="en" fo:country="CA" officeooo:paragraph-rsid="000023ef"/>
    </style:style>
    <style:style style:name="P28" style:family="paragraph" style:parent-style-name="No_20_Spacing">
      <style:paragraph-properties fo:margin-top="0.141cm" fo:margin-bottom="0cm" style:contextual-spacing="false"/>
      <style:text-properties style:font-name="Calibri" fo:font-size="10pt" fo:language="en" fo:country="CA" fo:font-weight="bold" style:font-size-asian="10pt" style:font-weight-asian="bold" style:font-name-complex="Calibri1" style:font-size-complex="10pt"/>
    </style:style>
    <style:style style:name="P29" style:family="paragraph" style:parent-style-name="No_20_Spacing">
      <style:paragraph-properties fo:margin-top="0.141cm" fo:margin-bottom="0cm" style:contextual-spacing="false" fo:text-align="center" style:justify-single-word="false"/>
      <style:text-properties style:font-name="Calibri" fo:font-size="10pt" fo:language="en" fo:country="CA" style:font-size-asian="10pt" style:font-name-complex="Calibri1" style:font-size-complex="10pt"/>
    </style:style>
    <style:style style:name="P30" style:family="paragraph" style:parent-style-name="No_20_Spacing">
      <style:paragraph-properties fo:margin-top="0cm" fo:margin-bottom="0.106cm" style:contextual-spacing="false"/>
    </style:style>
    <style:style style:name="P31" style:family="paragraph" style:parent-style-name="No_20_Spacing">
      <style:paragraph-properties fo:margin-top="0cm" fo:margin-bottom="0.106cm" style:contextual-spacing="false"/>
      <style:text-properties style:font-name="Calibri" fo:font-size="10pt" fo:language="en" fo:country="CA" style:font-size-asian="10pt" style:font-name-complex="Calibri1" style:font-size-complex="10pt"/>
    </style:style>
    <style:style style:name="P32" style:family="paragraph" style:parent-style-name="Standard">
      <style:text-properties style:font-name="Calibri" fo:font-size="10pt" fo:language="en" fo:country="CA" style:font-size-asian="10pt" style:font-name-complex="Calibri1" style:font-size-complex="10pt"/>
    </style:style>
    <style:style style:name="P33" style:family="paragraph" style:parent-style-name="Standard">
      <style:paragraph-properties fo:margin-top="0.141cm" fo:margin-bottom="0cm" style:contextual-spacing="false"/>
      <style:text-properties style:font-name="Calibri" fo:font-size="10pt" fo:language="en" fo:country="CA" fo:font-weight="bold" style:font-size-asian="10pt" style:font-weight-asian="bold" style:font-name-complex="Calibri1" style:font-size-complex="10pt"/>
    </style:style>
    <style:style style:name="T1" style:family="text">
      <style:text-properties fo:language="en" fo:country="CA" fo:font-weight="bold" style:font-weight-asian="bold" style:font-weight-complex="bold"/>
    </style:style>
    <style:style style:name="T2" style:family="text">
      <style:text-properties fo:language="en" fo:country="CA" fo:font-weight="bold" officeooo:rsid="00014836" style:font-weight-asian="bold" style:font-weight-complex="bold"/>
    </style:style>
    <style:style style:name="T3" style:family="text">
      <style:text-properties officeooo:rsid="001f6da8"/>
    </style:style>
    <style:style style:name="T4" style:family="text">
      <style:text-properties officeooo:rsid="00218f29"/>
    </style:style>
    <style:style style:name="T5" style:family="text">
      <style:text-properties style:font-name="Calibri" fo:font-size="10pt" fo:language="en" fo:country="US" style:font-size-asian="10pt" style:font-name-complex="Calibri1" style:font-size-complex="10pt"/>
    </style:style>
    <style:style style:name="T6" style:family="text">
      <style:text-properties style:font-name="Calibri" fo:font-size="10pt" fo:language="en" fo:country="CA" style:font-size-asian="10pt" style:font-name-complex="Calibri1" style:font-size-complex="10pt"/>
    </style:style>
    <style:style style:name="T7" style:family="text">
      <style:text-properties officeooo:rsid="00014836"/>
    </style:style>
    <style:style style:name="T8" style:family="text">
      <style:text-properties fo:font-style="italic" officeooo:rsid="001f6da8" style:font-style-asian="italic" style:font-style-complex="italic"/>
    </style:style>
    <style:style style:name="T9" style:family="text">
      <style:text-properties fo:font-style="italic" officeooo:rsid="00014836" style:font-style-asian="italic" style:font-style-complex="italic"/>
    </style:style>
    <style:style style:name="T10" style:family="text">
      <style:text-properties fo:font-style="italic" officeooo:rsid="0002ee15" style:font-style-asian="italic" style:font-style-complex="italic"/>
    </style:style>
    <style:style style:name="T11" style:family="text">
      <style:text-properties officeooo:rsid="0002ee15"/>
    </style:style>
    <style:style style:name="fr1" style:family="graphic" style:parent-style-name="Frame">
      <style:graphic-properties fo:margin-left="0.318cm" fo:margin-right="0.318cm" fo:margin-top="0cm" fo:margin-bottom="0cm" style:vertical-pos="from-top" style:vertical-rel="paragraph" style:horizontal-pos="center" style:horizontal-rel="paragraph"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Evaluation of a research proposal</text:p>
      <text:p text:style-name="P14"/>
      <text:p text:style-name="P24"><text:span text:style-name="T1">Title of proposal: </text:span><text:span text:style-name="T2">Investigation and Implementation of Full Duplex Multi-function 5G Transceiver</text:span></text:p>
      <text:p text:style-name="P14"/>
      <text:p text:style-name="P14">Author: <text:s/><text:span text:style-name="T7">Amir Afshani Aghajari </text:span></text:p>
      <text:p text:style-name="P14"/>
      <text:list xml:id="list839901214959755238" text:style-name="WWNum20">
        <text:list-item>
          <text:p text:style-name="P13">Content (answer each questions using a 1‐5 scale, with 5 being the highest score)</text:p>
        </text:list-item>
      </text:list>
      <text:p text:style-name="P26"/>
      <text:p text:style-name="P15"><draw:frame draw:style-name="fr1" draw:name="Frame2" text:anchor-type="paragraph" svg:y="0.002cm" svg:width="15.589cm" draw:z-index="0"><draw:text-box fo:min-height="0.041cm"><table:table table:name="Table1" table:style-name="Table1"><table:table-column table:style-name="Table1.A"/><table:table-column table:style-name="Table1.B"/><table:table-row table:style-name="Table1.1"><table:table-cell table:style-name="Table1.A1" office:value-type="string"><text:p text:style-name="P16"/></table:table-cell><table:table-cell table:style-name="Table1.A1" office:value-type="string"><text:p text:style-name="P17">Score</text:p></table:table-cell></table:table-row><table:table-row table:style-name="Table1.1"><table:table-cell table:style-name="Table1.A2" office:value-type="string"><text:p text:style-name="P28">1. Title</text:p></table:table-cell><table:table-cell table:style-name="Table1.A2" office:value-type="string"><text:p text:style-name="P29"/></table:table-cell></table:table-row><table:table-row table:style-name="Table1.1"><table:table-cell table:style-name="Table1.A3" office:value-type="string"><text:p text:style-name="P16">The title is clear and concise</text:p></table:table-cell><table:table-cell table:style-name="Table1.A3" office:value-type="string"><text:p text:style-name="P22">9*</text:p></table:table-cell></table:table-row><table:table-row table:style-name="Table1.1"><table:table-cell table:style-name="Table1.A4" office:value-type="string"><text:p text:style-name="P31">The title reveals the originality of the research</text:p></table:table-cell><table:table-cell table:style-name="Table1.A4" office:value-type="string"><text:p text:style-name="P19">9</text:p></table:table-cell></table:table-row><table:table-row table:style-name="Table1.1"><table:table-cell table:style-name="Table1.A2" office:value-type="string"><text:p text:style-name="P28">2. Trigger</text:p></table:table-cell><table:table-cell table:style-name="Table1.A2" office:value-type="string"><text:p text:style-name="P17"/></table:table-cell></table:table-row><table:table-row table:style-name="Table1.1"><table:table-cell table:style-name="Table1.A4" office:value-type="string"><text:p text:style-name="P31">The motivation of the project is clearly explained</text:p></table:table-cell><table:table-cell table:style-name="Table1.A4" office:value-type="string"><text:p text:style-name="P19">10</text:p></table:table-cell></table:table-row><table:table-row table:style-name="Table1.1"><table:table-cell table:style-name="Table1.A2" office:value-type="string"><text:p text:style-name="P28">3. Frontier of knowledge</text:p></table:table-cell><table:table-cell table:style-name="Table1.A2" office:value-type="string"><text:p text:style-name="P17"/></table:table-cell></table:table-row><table:table-row table:style-name="Table1.1"><table:table-cell table:style-name="Table1.A3" office:value-type="string"><text:p text:style-name="P16">The literature review is sufficiently detailed and clear to situate the project</text:p></table:table-cell><table:table-cell table:style-name="Table1.A3" office:value-type="string"><text:p text:style-name="P20">7</text:p></table:table-cell></table:table-row><table:table-row table:style-name="Table1.1"><table:table-cell table:style-name="Table1.A3" office:value-type="string"><text:p text:style-name="P16">The literature review shows that the writer is thoroughly familiar with his field of research</text:p></table:table-cell><table:table-cell table:style-name="Table1.A3" office:value-type="string"><text:p text:style-name="P19">9</text:p></table:table-cell></table:table-row><table:table-row table:style-name="Table1.1"><table:table-cell table:style-name="Table1.A4" office:value-type="string"><text:p text:style-name="P31">The literature review is a true synthesis, not just a compilation</text:p></table:table-cell><table:table-cell table:style-name="Table1.A4" office:value-type="string"><text:p text:style-name="P20">8</text:p></table:table-cell></table:table-row><table:table-row table:style-name="Table1.1"><table:table-cell table:style-name="Table1.A2" office:value-type="string"><text:p text:style-name="P28">4. Question/hypothesis/objective</text:p></table:table-cell><table:table-cell table:style-name="Table1.A2" office:value-type="string"><text:p text:style-name="P17"/></table:table-cell></table:table-row><table:table-row table:style-name="Table1.1"><table:table-cell table:style-name="Table1.A4" office:value-type="string"><text:p text:style-name="P31">The question/hypothesis/objective is clearly and adequately formulated</text:p></table:table-cell><table:table-cell table:style-name="Table1.A4" office:value-type="string"><text:p text:style-name="P19">9</text:p></table:table-cell></table:table-row><table:table-row table:style-name="Table1.1"><table:table-cell table:style-name="Table1.A2" office:value-type="string"><text:p text:style-name="P33">5. Strategy</text:p></table:table-cell><table:table-cell table:style-name="Table1.A2" office:value-type="string"><text:p text:style-name="P17"/></table:table-cell></table:table-row><table:table-row table:style-name="Table1.1"><table:table-cell table:style-name="Table1.A3" office:value-type="string"><text:p text:style-name="P32">The overall strategy is appropriate considering the scale of the proposed investigation</text:p></table:table-cell><table:table-cell table:style-name="Table1.A3" office:value-type="string"><text:p text:style-name="P23">7</text:p></table:table-cell></table:table-row><table:table-row table:style-name="Table1.1"><table:table-cell table:style-name="Table1.A4" office:value-type="string"><text:p text:style-name="P31">The research design (if applicable) is clearly explained</text:p></table:table-cell><table:table-cell table:style-name="Table1.A4" office:value-type="string"><text:p text:style-name="P20">9</text:p></table:table-cell></table:table-row><table:table-row table:style-name="Table1.1"><table:table-cell table:style-name="Table1.A2" office:value-type="string"><text:p text:style-name="P33">6. Expected results, originality and impact</text:p></table:table-cell><table:table-cell table:style-name="Table1.A2" office:value-type="string"><text:p text:style-name="P17"/></table:table-cell></table:table-row><table:table-row table:style-name="Table1.1"><table:table-cell table:style-name="Table1.A3" office:value-type="string"><text:p text:style-name="P32">The proposed project is highly original</text:p></table:table-cell><table:table-cell table:style-name="Table1.A3" office:value-type="string"><text:p text:style-name="P20">10</text:p></table:table-cell></table:table-row><table:table-row table:style-name="Table1.1"><table:table-cell table:style-name="Table1.A4" office:value-type="string"><text:p text:style-name="P31">The potential contribution is significant and will advance the field</text:p></table:table-cell><table:table-cell table:style-name="Table1.A4" office:value-type="string"><text:p text:style-name="P20">10</text:p></table:table-cell></table:table-row><table:table-row table:style-name="Table1.1"><table:table-cell table:style-name="Table1.A2" office:value-type="string"><text:p text:style-name="P33">7. Anticipated risks and approach to manage them</text:p></table:table-cell><table:table-cell table:style-name="Table1.A2" office:value-type="string"><text:p text:style-name="P17"/></table:table-cell></table:table-row><table:table-row table:style-name="Table1.1"><table:table-cell table:style-name="Table1.A4" office:value-type="string"><text:p text:style-name="P31">The researcher has considered potential problems and provided contingency plans</text:p></table:table-cell><table:table-cell table:style-name="Table1.A4" office:value-type="string"><text:p text:style-name="P20">10</text:p></table:table-cell></table:table-row><table:table-row table:style-name="Table1.1"><table:table-cell table:style-name="Table1.A2" office:value-type="string"><text:p text:style-name="P33">8. Principal resources required</text:p></table:table-cell><table:table-cell table:style-name="Table1.A2" office:value-type="string"><text:p text:style-name="P17"/></table:table-cell></table:table-row><table:table-row table:style-name="Table1.1"><table:table-cell table:style-name="Table1.A4" office:value-type="string"><text:p text:style-name="P31">The proposed resources are appropriate and justified</text:p></table:table-cell><table:table-cell table:style-name="Table1.A4" office:value-type="string"><text:p text:style-name="P21">10</text:p></table:table-cell></table:table-row><table:table-row table:style-name="Table1.1"><table:table-cell table:style-name="Table1.A2" office:value-type="string"><text:p text:style-name="P33">9. Proposed timeline</text:p></table:table-cell><table:table-cell table:style-name="Table1.A2" office:value-type="string"><text:p text:style-name="P18"/></table:table-cell></table:table-row><table:table-row table:style-name="Table1.1"><table:table-cell table:style-name="Table1.A4" office:value-type="string"><text:p text:style-name="P30"><text:span text:style-name="T5">The </text:span><text:span text:style-name="T6">proposed</text:span><text:span text:style-name="T5"> timeframe is realistic</text:span></text:p></table:table-cell><table:table-cell table:style-name="Table1.A4" office:value-type="string"><text:p text:style-name="P21">8</text:p></table:table-cell></table:table-row></table:table></draw:text-box></draw:frame></text:p>
      <text:p text:style-name="P14">Please explain you scores, pointing out to weaknesses and providing constructive suggestions for improvements (expected length: 15-30 lines). Conclude this section by proving three specific suggestions for improving the proposal.</text:p>
      <text:p text:style-name="P27"/>
      <text:p text:style-name="P2">On my opinion the research proposal <text:span text:style-name="T7">good theme and interesting research topic, feasible as well and totatly applied. Applied researches for 5G are a trend since it is the near future architeture. </text:span>However, the research proposal, <text:span text:style-name="T7">lacks a bit of references within the text.</text:span></text:p>
      <text:p text:style-name="P3"><text:span text:style-name="T7">Another change that perhaps needs to be done is related with publications, since there is no publication timeline</text:span> and <text:span text:style-name="T4">in fact</text:span> this part is very important for a PhD <text:span text:style-name="T4">research. Dealing with innovative research this maybe an issue since another group could take it, however there is nothing more private than something public in the right place and with references of the owner. </text:span></text:p>
      <text:p text:style-name="P1"><text:soft-page-break/>- <text:span text:style-name="T11">The highlight in title is because perhaps they will change the name for a PhD thesis since this is very specific, in my opinion.</text:span></text:p>
      <text:p text:style-name="P1">- <text:span text:style-name="T7">The trigger</text:span> <text:span text:style-name="T7">part was very well done, and it is eminent the conclusion for the research. </text:span></text:p>
      <text:p text:style-name="P4">- In Frontier of Knowledge some articles can pointed to delimit where the frontier of knowledge is currently.</text:p>
      <text:p text:style-name="P5">- On questions/objectives, it is clear the objectives but, an some questions could be pointed to bring the objective in the end ( suggestion <text:span text:style-name="T11">1:</text:span> <text:s/>bring a major question).</text:p>
      <text:p text:style-name="P6">On Strategy part, it was not clear for me why it was challenging low frequency systems, since there was no reference (suggestion 2 – relate the problem with the current bibliograph).</text:p>
      <text:p text:style-name="P1">- <text:span text:style-name="T3">About the Hypothesis part, n research sometimes we write a null hypothesis and a major hypothesis. I don't know until when those three hypothesis (and minor) can be totally clarified in a PhD proposal.</text:span></text:p>
      <text:p text:style-name="P1">- <text:span text:style-name="T3">The timeline part is realistic but show include publication and feedback from the research community – </text:span><text:span text:style-name="T8">if </text:span><text:span text:style-name="T9">they will publish as a common phd proposal.(suggestion </text:span><text:span text:style-name="T10">3</text:span><text:span text:style-name="T9">: set times for publish and review)</text:span></text:p>
      <text:p text:style-name="P7">- <text:span text:style-name="T7">Also some minor text changes can be done e.g. in Frontier of knowledge: “(...) techniques. However (...)”</text:span></text:p>
      <text:p text:style-name="P8"/>
      <text:list xml:id="list231529000153573" text:continue-numbering="true" text:style-name="WWNum20">
        <text:list-item>
          <text:p text:style-name="P13">Form (please answer each of the following questions in 3 to 5 lines) </text:p>
        </text:list-item>
      </text:list>
      <text:list xml:id="list8191822797134671231" text:style-name="WWNum22">
        <text:list-item>
          <text:p text:style-name="P10">Is the vocabulary clear and easy to understand? </text:p>
          <text:p text:style-name="P11">It is very clever, the research actually is very specific <text:span text:style-name="T11">and applicable.</text:span></text:p>
        </text:list-item>
        <text:list-item>
          <text:p text:style-name="P10">Does the proposal generally exhibit good writing skills: spelling, grammar, syntax, clarity of thought?</text:p>
          <text:p text:style-name="P12">Some minor issues but not to be concerned e.g. summery instead of summary </text:p>
        </text:list-item>
        <text:list-item>
          <text:p text:style-name="P10">Does the proposal suggest good organizational skills?</text:p>
          <text:p text:style-name="P12">Yes it does, it is clear the innovative and applied science behind this 5G research, what is not defined is the publication part.</text:p>
        </text:list-item>
        <text:list-item>
          <text:p text:style-name="P10">Does the paper project professionalism?</text:p>
          <text:p text:style-name="P9">Yes, it do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fo:language="fr" fo:country="CA" style:font-name-asian="Calibri1" style:font-family-asian="Calibri" style:font-family-generic-asian="system" style:font-pitch-asian="variable" style:font-size-asian="11pt" style:language-asian="en" style:country-asian="US" style:font-size-complex="11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ListLabel_20_3" style:display-name="ListLabel 3"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22:53:46.377209862</meta:creation-date>
    <dc:date>2015-12-02T23:15:27.304450175</dc:date>
    <meta:editing-duration>PT21M10S</meta:editing-duration>
    <meta:editing-cycles>3</meta:editing-cycles>
    <meta:generator>LibreOffice/4.2.8.2$Linux_X86_64 LibreOffice_project/420m0$Build-2</meta:generator>
    <meta:document-statistic meta:table-count="1" meta:image-count="0" meta:object-count="0" meta:page-count="2" meta:paragraph-count="62" meta:word-count="657" meta:character-count="4021" meta:non-whitespace-character-count="3426"/>
  </office:meta>
</office:document-meta>
</file>